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fbd66" officeooo:paragraph-rsid="000fbd66"/>
    </style:style>
    <style:style style:name="P3" style:family="paragraph" style:parent-style-name="Standard">
      <style:paragraph-properties fo:text-align="justify" style:justify-single-word="false"/>
      <style:text-properties officeooo:rsid="0014749e" officeooo:paragraph-rsid="0014749e"/>
    </style:style>
    <style:style style:name="P4" style:family="paragraph" style:parent-style-name="Standard">
      <style:paragraph-properties fo:text-align="justify" style:justify-single-word="false"/>
      <style:text-properties officeooo:rsid="0016f2fb" officeooo:paragraph-rsid="0016f2fb"/>
    </style:style>
    <style:style style:name="P5" style:family="paragraph" style:parent-style-name="Standard">
      <style:paragraph-properties fo:text-align="justify" style:justify-single-word="false"/>
      <style:text-properties officeooo:rsid="0016f2fb" officeooo:paragraph-rsid="0017cd12"/>
    </style:style>
    <style:style style:name="P6" style:family="paragraph" style:parent-style-name="Standard">
      <style:paragraph-properties fo:text-align="justify" style:justify-single-word="false"/>
      <style:text-properties officeooo:rsid="0017cd12" officeooo:paragraph-rsid="0017cd12"/>
    </style:style>
    <style:style style:name="P7" style:family="paragraph" style:parent-style-name="Standard">
      <style:paragraph-properties fo:text-align="justify" style:justify-single-word="false"/>
      <style:text-properties officeooo:rsid="0018994d" officeooo:paragraph-rsid="0018994d"/>
    </style:style>
    <style:style style:name="P8" style:family="paragraph" style:parent-style-name="Standard">
      <style:paragraph-properties fo:text-align="justify" style:justify-single-word="false" fo:background-color="#dddddd">
        <style:background-image/>
      </style:paragraph-properties>
      <style:text-properties officeooo:rsid="000fbd66" officeooo:paragraph-rsid="000fbd66"/>
    </style:style>
    <style:style style:name="P9" style:family="paragraph" style:parent-style-name="Standard">
      <style:paragraph-properties fo:text-align="justify" style:justify-single-word="false" fo:background-color="#dddddd">
        <style:background-image/>
      </style:paragraph-properties>
      <style:text-properties fo:font-size="10pt" officeooo:rsid="000fbd66" officeooo:paragraph-rsid="000fbd66" style:font-size-asian="10pt" style:font-size-complex="10pt"/>
    </style:style>
    <style:style style:name="P10" style:family="paragraph" style:parent-style-name="Heading_20_1">
      <style:paragraph-properties fo:break-before="page"/>
      <style:text-properties officeooo:rsid="0018994d" officeooo:paragraph-rsid="0018994d"/>
    </style:style>
    <style:style style:name="T1" style:family="text">
      <style:text-properties officeooo:rsid="0014749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4d26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d262" style:font-style-asian="italic" style:font-style-complex="italic"/>
    </style:style>
    <style:style style:name="T6" style:family="text">
      <style:text-properties fo:font-style="italic" officeooo:rsid="0017cd12" style:font-style-asian="italic" style:font-style-complex="italic"/>
    </style:style>
    <style:style style:name="T7" style:family="text">
      <style:text-properties fo:font-style="italic" officeooo:rsid="0018994d" style:font-style-asian="italic" style:font-style-complex="italic"/>
    </style:style>
    <style:style style:name="T8" style:family="text">
      <style:text-properties officeooo:rsid="0017cd12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cd12" style:font-style-asian="normal" style:font-style-complex="normal"/>
    </style:style>
    <style:style style:name="T11" style:family="text">
      <style:text-properties fo:font-style="normal" officeooo:rsid="0014749e" style:font-style-asian="normal" style:font-style-complex="normal"/>
    </style:style>
    <style:style style:name="T12" style:family="text">
      <style:text-properties fo:font-style="normal" officeooo:rsid="0014d262" style:font-style-asian="normal" style:font-style-complex="normal"/>
    </style:style>
    <style:style style:name="T13" style:family="text">
      <style:text-properties fo:font-style="normal" officeooo:rsid="0018994d" style:font-style-asian="normal" style:font-style-complex="normal"/>
    </style:style>
    <style:style style:name="T14" style:family="text">
      <style:text-properties officeooo:rsid="001899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echnique</text:p>
      <text:p text:style-name="P7"/>
      <text:p text:style-name="P7">L'application est écrite en PHP, JavaScript et HTML.</text:p>
      <text:p text:style-name="P7"/>
      <text:h text:style-name="Heading_20_1" text:outline-level="1">Arborescence :</text:h>
      <text:p text:style-name="P8"><text:span text:style-name="T2">hotel/</text:span></text:p>
      <text:p text:style-name="P9">├── conf/</text:p>
      <text:p text:style-name="P9">├── Controllers/</text:p>
      <text:p text:style-name="P9">├── Core/</text:p>
      <text:p text:style-name="P9">├── datas/</text:p>
      <text:p text:style-name="P9">├── Models/</text:p>
      <text:p text:style-name="P9">├── Views/</text:p>
      <text:p text:style-name="P9">├── webroot/</text:p>
      <text:p text:style-name="P9">├── .htaccess</text:p>
      <text:p text:style-name="P9">├── README.md</text:p>
      <text:p text:style-name="P9">└── index.php</text:p>
      <text:p text:style-name="P2"/>
      <text:p text:style-name="P2"><text:span text:style-name="T3"><text:tab/>Les données sont sauvegardée sur un serveur MySQL (version 5.5 requise). La configuration de la base de donnée se fait dans le fichier </text:span><text:span text:style-name="T5">conf/database.php</text:span><text:span text:style-name="T3">.</text:span></text:p>
      <text:p text:style-name="P3"/>
      <text:p text:style-name="P5"><text:tab/>A la racine de l'application, le fichier <text:span text:style-name="T4">.htaccess</text:span> réécrit l'url afin que le fichier <text:span text:style-name="T4">index.php</text:span> puisse lire les informations contenu dans la requête http et lancer l'action demandée. <text:span text:style-name="T1">L'application respecte une architecture modèle-vue-contrôleur.</text:span></text:p>
      <text:p text:style-name="P4"/>
      <text:p text:style-name="P4"><text:tab/>Les modèles (<text:span text:style-name="T4">Models/</text:span>) traitent les données et interagissent avec la base de données.</text:p>
      <text:p text:style-name="P4"/>
      <text:p text:style-name="P4"><text:tab/>Les vues (<text:span text:style-name="T4">View/</text:span>) <text:span text:style-name="T8">sont répertoriées par dossier et contiennent les différentes interfaces de l'application.</text:span></text:p>
      <text:p text:style-name="P4"/>
      <text:p text:style-name="P4"><text:tab/><text:span text:style-name="T8">Les contrôleurs (</text:span><text:span text:style-name="T6">Controllers/</text:span><text:span text:style-name="T10">) prennent en charge les événements, contrôle les données et joue le rôle d’intermédiaire entre les modèles et les vues.</text:span></text:p>
      <text:p text:style-name="P4"/>
      <text:p text:style-name="P5"><text:span text:style-name="T10"><text:tab/>Le répertoire </text:span><text:span text:style-name="T6">Core/</text:span><text:span text:style-name="T10"> contient les principaux fichiers, le contrôleur (</text:span><text:span text:style-name="T6">Controller.php</text:span><text:span text:style-name="T10">) et le modèle (</text:span><text:span text:style-name="T6">Model.php</text:span><text:span text:style-name="T10">) principal.</text:span><text:span text:style-name="T11"> </text:span><text:span text:style-name="T12">Les routes de l'application sont définis dans le fichier </text:span><text:span text:style-name="T5">Router.php</text:span><text:span text:style-name="T12">. </text:span><text:span text:style-name="T10">Un dossier (</text:span><text:span text:style-name="T6">Addons/</text:span><text:span text:style-name="T10">) contient 3 modules de l'appliactions :</text:span></text:p>
      <text:p text:style-name="P6"><text:span text:style-name="T4">- Request.php</text:span><text:span text:style-name="T9"> permet d'envoyer des requêtes SQL au serveur de base de données.</text:span></text:p>
      <text:p text:style-name="P6"><text:span text:style-name="T9">- </text:span><text:span text:style-name="T4">Session.php</text:span><text:span text:style-name="T9"> gère l'ouverture et la fermeture des session des utilisateurs.</text:span></text:p>
      <text:p text:style-name="P6"><text:span text:style-name="T9">- </text:span><text:span text:style-name="T4">Access.php</text:span><text:span text:style-name="T9"> permet de </text:span><text:span text:style-name="T13">verrouiller l'accès à certains utilisateurs à certaines actions.</text:span></text:p>
      <text:p text:style-name="P6"><text:span text:style-name="T9"/></text:p>
      <text:p text:style-name="P6"><text:span text:style-name="T9"/></text:p>
      <text:p text:style-name="P3"><text:tab/><text:span text:style-name="T14">Le répertoire </text:span><text:span text:style-name="T7">webroot/</text:span><text:span text:style-name="T13"> contient les bibliothèques lues par le navigateur (fichiers CSS, JavaScript, et les icônes).</text:span></text:p>
      <text:p text:style-name="P3"/>
      <text:p text:style-name="P3"><text:span text:style-name="T13"><text:tab/>Les scripts SQL sont situés dans le répertoire </text:span><text:span text:style-name="T7">datas/sql</text:span><text:span text:style-name="T13">/ et les documents annexes dans </text:span><text:span text:style-name="T7">datas/docs/</text:span><text:span text:style-name="T13">.</text:span></text:p>
      <text:h text:style-name="P10" text:outline-level="1"><text:span text:style-name="T9">Base de données</text:span></text:h>
      <text:p text:style-name="Standard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1:18:20.322870077</meta:creation-date>
    <meta:generator>LibreOffice/4.3.3.2$Linux_X86_64 LibreOffice_project/430m0$Build-2</meta:generator>
    <dc:date>2016-05-31T23:39:59.961004216</dc:date>
    <meta:editing-duration>PT18M59S</meta:editing-duration>
    <meta:editing-cycles>3</meta:editing-cycles>
    <meta:document-statistic meta:table-count="0" meta:image-count="0" meta:object-count="0" meta:page-count="2" meta:paragraph-count="26" meta:word-count="243" meta:character-count="1675" meta:non-whitespace-character-count="1450"/>
  </office:meta>
</office:document-meta>
</file>